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officeooo:rsid="000fba28" officeooo:paragraph-rsid="000fba28"/>
    </style:style>
    <style:style style:name="P2" style:family="paragraph" style:parent-style-name="Text_20_body">
      <style:text-properties fo:language="de" fo:country="DE" officeooo:rsid="000e9295" officeooo:paragraph-rsid="000e9295"/>
    </style:style>
    <style:style style:name="P3" style:family="paragraph" style:parent-style-name="Text_20_body">
      <style:text-properties fo:language="de" fo:country="DE" fo:font-weight="bold" officeooo:rsid="00119106" officeooo:paragraph-rsid="00119106" style:font-weight-asian="bold" style:font-weight-complex="bold"/>
    </style:style>
    <style:style style:name="P4" style:family="paragraph" style:parent-style-name="Text_20_body">
      <style:text-properties fo:language="de" fo:country="DE" fo:font-weight="normal" officeooo:rsid="00119106" officeooo:paragraph-rsid="00119106" style:font-weight-asian="normal" style:font-weight-complex="normal"/>
    </style:style>
    <style:style style:name="P5" style:family="paragraph" style:parent-style-name="Heading_20_1">
      <style:text-properties fo:language="en" fo:country="GB"/>
    </style:style>
    <style:style style:name="P6" style:family="paragraph" style:parent-style-name="Heading_20_2">
      <style:text-properties fo:language="de" fo:country="DE"/>
    </style:style>
    <style:style style:name="P7" style:family="paragraph" style:parent-style-name="Heading_20_2">
      <style:text-properties fo:language="de" fo:country="DE" officeooo:paragraph-rsid="0014025a"/>
    </style:style>
    <style:style style:name="P8" style:family="paragraph" style:parent-style-name="Heading_20_3">
      <style:text-properties fo:language="de" fo:country="DE" officeooo:rsid="000fba28" officeooo:paragraph-rsid="000fba28"/>
    </style:style>
    <style:style style:name="P9" style:family="paragraph" style:parent-style-name="Heading_20_3">
      <style:text-properties fo:language="de" fo:country="DE" officeooo:rsid="000fba28" officeooo:paragraph-rsid="00124bc6"/>
    </style:style>
    <style:style style:name="P10" style:family="paragraph" style:parent-style-name="Heading_20_3">
      <style:text-properties fo:language="de" fo:country="DE" officeooo:rsid="000fba28" officeooo:paragraph-rsid="0014025a"/>
    </style:style>
    <style:style style:name="P11" style:family="paragraph" style:parent-style-name="Text_20_body">
      <style:text-properties fo:language="de" fo:country="DE" officeooo:rsid="00124bc6" officeooo:paragraph-rsid="00124bc6"/>
    </style:style>
    <style:style style:name="P12" style:family="paragraph" style:parent-style-name="Text_20_body">
      <style:text-properties fo:language="de" fo:country="DE" officeooo:rsid="0014025a" officeooo:paragraph-rsid="0014025a"/>
    </style:style>
    <style:style style:name="T1" style:family="text">
      <style:text-properties officeooo:rsid="000fba28"/>
    </style:style>
    <style:style style:name="T2" style:family="text">
      <style:text-properties fo:language="en" fo:country="GB"/>
    </style:style>
    <style:style style:name="T3" style:family="text">
      <style:text-properties officeooo:rsid="00124bc6"/>
    </style:style>
    <style:style style:name="T4" style:family="text">
      <style:text-properties officeooo:rsid="001402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Refactoring</text:h>
      <text:p text:style-name="P2">Bla</text:p>
      <text:h text:style-name="P6" text:outline-level="2">Code <text:span text:style-name="T2">Smell</text:span> 1 – <text:span text:style-name="T1">Menüdurchlauf mit Schleifen</text:span></text:h>
      <text:p text:style-name="P1">Um eine Menüstruktur auszubauen, mit welcher in und aus Untermenüs navigiert werden kann. Hierzu haben wir Abfrageschleifen erstellt. Diese Reagieren auf eine Benutzereingabe und öffnen das entsprechende Fenster. In diesem wurde eine weiter Schleife betreten welche der schleife des überliegenden Menüs gleicht. Da die Auswahlmöglichkeiten dem Menü mitgegeben wurden, hatte dieses sich selbst sowie seine Untermenüs zu verwalten. Diese Kopplung macht die gesamte Struktur schwerfälliger und kompliziert zu warten.</text:p>
      <text:p text:style-name="P3">UML-Diagramm</text:p>
      <text:p text:style-name="P4">Menü-Scheifen-UML.png</text:p>
      <text:p text:style-name="P3">Code-Abschnitt</text:p>
      <text:p text:style-name="P4">Schleife-GameLibrary.png</text:p>
      <text:p text:style-name="P4">Schleife-ManageAccount.png</text:p>
      <text:h text:style-name="P8" text:outline-level="3">Optimierung</text:h>
      <text:p text:style-name="P1">Bla</text:p>
      <text:h text:style-name="P6" text:outline-level="2">Code <text:span text:style-name="T2">Smell</text:span> 2 – <text:span text:style-name="T3">To-Big-Funktion</text:span></text:h>
      <text:p text:style-name="P12">Eine Vielzeilige funktion playground.play() </text:p>
      <text:p text:style-name="P11">Quelle dass das wirklich eine reeller code smell ist</text:p>
      <text:h text:style-name="P8" text:outline-level="3">Optimierung</text:h>
      <text:p text:style-name="P12">Aufteilung in viele Unterfunktionen</text:p>
      <text:h text:style-name="P6" text:outline-level="2">Code <text:span text:style-name="T2">Smell</text:span> 3 – <text:span text:style-name="T3">Repeating Code Blocks</text:span></text:h>
      <text:p text:style-name="P11">Run → wiederholt sich in den Menüs</text:p>
      <text:h text:style-name="P9" text:outline-level="3">Optimierung</text:h>
      <text:p text:style-name="P11">Grundform von Run in die Menü überklasse bewegen und nur notwendiger weise anpassen</text:p>
      <text:h text:style-name="P7" text:outline-level="2">Code <text:span text:style-name="T2">Smell</text:span> <text:span text:style-name="T4">4</text:span> – <text:span text:style-name="T4">GUI-Edit Shootgun-Surgery</text:span></text:h>
      <text:p text:style-name="P12">Bei Anpassung der Gui erschwert da man an vielen stellen anfassen muss</text:p>
      <text:h text:style-name="P10" text:outline-level="3">Optimierung</text:h>
      <text:p text:style-name="P12">Zentrale Stellschrauben mit Literal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11T17:18:02.029000000</dc:date>
    <meta:editing-duration>PT1H8M1S</meta:editing-duration>
    <meta:editing-cycles>5</meta:editing-cycles>
    <meta:generator>LibreOffice/7.5.1.2$Windows_X86_64 LibreOffice_project/fcbaee479e84c6cd81291587d2ee68cba099e129</meta:generator>
    <meta:document-statistic meta:table-count="0" meta:image-count="0" meta:object-count="0" meta:page-count="1" meta:paragraph-count="24" meta:word-count="155" meta:character-count="1174" meta:non-whitespace-character-count="1038"/>
  </office:meta>
</office:document-meta>
</file>